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d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2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office:value-type="string">
            <text:p>Farnell 1611790</text:p>
          </table:table-cell>
        </table:table-row>
        <table:table-row table:style-name="ro2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office:value-type="string">
            <text:p>Farnell 3359621</text:p>
          </table:table-cell>
        </table:table-row>
        <table:table-row table:style-name="ro2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office:value-type="string">
            <text:p>Mouser 806-STX-3150-5N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office:value-type="string">
            <text:p>Farnell 1748770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office:value-type="string">
            <text:p>Farnell 1758928 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7">
            <text:p>17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office:value-type="string">
            <text:p>Farnell 1650931</text:p>
          </table:table-cell>
        </table:table-row>
        <table:table-row table:style-name="ro2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2">
            <text:p>2</text:p>
          </table:table-cell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office:value-type="string">
            <text:p>Farnell 1358051</text:p>
          </table:table-cell>
        </table:table-row>
        <table:table-row table:style-name="ro2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office:value-type="string">
            <text:p>Farnell 1358064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office:value-type="string">
            <text:p>Farnell 1358087 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5])" office:value-type="float" office:value="73">
            <text:p>73</text:p>
          </table:table-cell>
          <table:table-cell/>
        </table:table-row>
      </table:table>
      <table:table table:name="Ethern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Ethernet</text:p>
          </table:table-cell>
          <table:table-cell table:number-columns-repeated="2"/>
        </table:table-row>
        <table:table-row table:style-name="ro2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office:value-type="string">
            <text:p>Mouser 538-48025-0002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8">
            <text:p>8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3">
            <text:p>3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office:value-type="string">
            <text:p>Farnell 1469722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 office:value-type="string">
            <text:p>Farnell 1358024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office:value-type="string">
            <text:p>Mouser 304-6.65K-RC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5])" office:value-type="float" office:value="28">
            <text:p>28</text:p>
          </table:table-cell>
          <table:table-cell/>
        </table:table-row>
      </table:table>
      <table:table table:name="FP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</text:p>
          </table:table-cell>
          <table:table-cell table:number-columns-repeated="2"/>
        </table:table-row>
        <table:table-row table:style-name="ro2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])" office:value-type="float" office:value="1">
            <text:p>1</text:p>
          </table:table-cell>
          <table:table-cell/>
        </table:table-row>
      </table:table>
      <table:table table:name="FPGAde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 decoupling</text:p>
          </table:table-cell>
          <table:table-cell table:number-columns-repeated="2"/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42">
            <text:p>42</text:p>
          </table:table-cell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office:value-type="string">
            <text:p>Farnell 1759414</text:p>
          </table:table-cell>
        </table:table-row>
        <table:table-row table:style-name="ro1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office:value-type="string">
            <text:p>Farnell 1108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parts</text:p>
          </table:table-cell>
          <table:table-cell table:formula="of:=SUM([.B4:.B6])" office:value-type="float" office:value="71">
            <text:p>71</text:p>
          </table:table-cell>
          <table:table-cell/>
        </table:table-row>
      </table:table>
      <table:table table:name="Mis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</text:p>
          </table:table-cell>
          <table:table-cell table:number-columns-repeated="2"/>
        </table:table-row>
        <table:table-row table:style-name="ro2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office:value-type="string">
            <text:p>Mouser 538-500901-0801</text:p>
          </table:table-cell>
        </table:table-row>
        <table:table-row table:style-name="ro2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office:value-type="string">
            <text:p>Farnell 1641047</text:p>
          </table:table-cell>
        </table:table-row>
        <table:table-row table:style-name="ro2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">
            <text:p>1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1">
            <text:p>1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2">
            <text:p>22</text:p>
          </table:table-cell>
          <table:table-cell/>
        </table:table-row>
      </table:table>
      <table:table table:name="MiscContro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 control</text:p>
          </table:table-cell>
          <table:table-cell table:number-columns-repeated="2"/>
        </table:table-row>
        <table:table-row table:style-name="ro2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office:value-type="string">
            <text:p>Farnell 1470461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office:value-type="string">
            <text:p>Farnell 1244557</text:p>
          </table:table-cell>
        </table:table-row>
        <table:table-row table:style-name="ro2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office:value-type="string">
            <text:p>Sample Vishay</text:p>
          </table:table-cell>
        </table:table-row>
        <table:table-row table:style-name="ro2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office:value-type="string">
            <text:p>Farnell 8150206</text:p>
          </table:table-cell>
        </table:table-row>
        <table:table-row table:style-name="ro2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office:value-type="string">
            <text:p>Farnell 9175814</text:p>
          </table:table-cell>
        </table:table-row>
        <table:table-row table:style-name="ro2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office:value-type="string">
            <text:p>Farnell 724543</text:p>
          </table:table-cell>
        </table:table-row>
        <table:table-row table:style-name="ro2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office:value-type="string">
            <text:p>Farnell 724518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4">
            <text:p>4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office:value-type="string">
            <text:p>Farnell 1357989</text:p>
          </table:table-cell>
        </table:table-row>
        <table:table-row table:style-name="ro2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office:value-type="string">
            <text:p>Farnell 1358015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 office:value-type="string">
            <text:p>Farnell 1358024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5">
            <text:p>25</text:p>
          </table:table-cell>
          <table:table-cell/>
        </table:table-row>
      </table:table>
      <table:table table:name="NORFla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NOR flash</text:p>
          </table:table-cell>
          <table:table-cell table:number-columns-repeated="2"/>
        </table:table-row>
        <table:table-row table:style-name="ro2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office:value-type="string">
            <text:p>Numonyx sample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3">
            <text:p>3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7])" office:value-type="float" office:value="8">
            <text:p>8</text:p>
          </table:table-cell>
          <table:table-cell/>
        </table:table-row>
      </table:table>
      <table:table table:name="Pow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P38690DT-3.3</text:p>
          </table:table-cell>
          <table:table-cell office:value-type="float" office:value="1">
            <text:p>1</text:p>
          </table:table-cell>
          <table:table-cell office:value-type="string">
            <text:p>Sample National</text:p>
          </table:table-cell>
        </table:table-row>
        <table:table-row table:style-name="ro1">
          <table:table-cell table:style-name="ce4" office:value-type="string">
            <text:p>PTH04000WAH</text:p>
          </table:table-cell>
          <table:table-cell office:value-type="float" office:value="1">
            <text:p>1</text:p>
          </table:table-cell>
          <table:table-cell office:value-type="string">
            <text:p>Sample TI</text:p>
          </table:table-cell>
        </table:table-row>
        <table:table-row table:style-name="ro1">
          <table:table-cell table:style-name="ce4" office:value-type="string">
            <text:p>TPS76301</text:p>
          </table:table-cell>
          <table:table-cell office:value-type="float" office:value="1">
            <text:p>1</text:p>
          </table:table-cell>
          <table:table-cell office:value-type="string">
            <text:p>Sample TI</text:p>
          </table:table-cell>
        </table:table-row>
        <table:table-row table:style-name="ro1">
          <table:table-cell table:style-name="ce4" office:value-type="string">
            <text:p>LP38511TJ-ADJ</text:p>
          </table:table-cell>
          <table:table-cell office:value-type="float" office:value="1">
            <text:p>1</text:p>
          </table:table-cell>
          <table:table-cell office:value-type="string">
            <text:p>Sample National</text:p>
          </table:table-cell>
        </table:table-row>
        <table:table-row table:style-name="ro2">
          <table:table-cell table:style-name="ce4" office:value-type="string">
            <text:p>DC10A</text:p>
          </table:table-cell>
          <table:table-cell office:value-type="float" office:value="1">
            <text:p>1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 ferrite bead, 1206 package</text:p>
          </table:table-cell>
          <table:table-cell office:value-type="float" office:value="5">
            <text:p>5</text:p>
          </table:table-cell>
          <table:table-cell office:value-type="string">
            <text:p>Farnell 1651732</text:p>
          </table:table-cell>
        </table:table-row>
        <table:table-row table:style-name="ro2">
          <table:table-cell office:value-type="string">
            <text:p>Ferrite bead, 0402 package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office:value-type="string">
            <text:p>Farnell 1758997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11">
            <text:p>11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2">
            <text:p>2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office:value-type="string">
            <text:p>Farnell 1611936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4">
            <text:p>4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office:value-type="string">
            <text:p>Farnell 304-169K-RC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3])" office:value-type="float" office:value="47">
            <text:p>47</text:p>
          </table:table-cell>
          <table:table-cell/>
        </table:table-row>
      </table:table>
      <table:table table:name="SDR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SDRAM</text:p>
          </table:table-cell>
          <table:table-cell table:number-columns-repeated="2"/>
        </table:table-row>
        <table:table-row table:style-name="ro2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8">
            <text:p>8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office:value-type="string">
            <text:p>Farnell 1358002 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 office:value-type="string">
            <text:p>Farnell 13580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0])" office:value-type="float" office:value="82">
            <text:p>82</text:p>
          </table:table-cell>
          <table:table-cell/>
        </table:table-row>
      </table:table>
      <table:table table:name="US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USB</text:p>
          </table:table-cell>
          <table:table-cell table:number-columns-repeated="2"/>
        </table:table-row>
        <table:table-row table:style-name="ro2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office:value-type="string">
            <text:p>Mouser 576-V0402MHS03NR</text:p>
          </table:table-cell>
        </table:table-row>
        <table:table-row table:style-name="ro2">
          <table:table-cell office:value-type="string">
            <text:p>Capacitor, 470nF, 0402</text:p>
          </table:table-cell>
          <table:table-cell office:value-type="float" office:value="2">
            <text:p>2</text:p>
          </table:table-cell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4">
            <text:p>4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1">
            <text:p>1</text:p>
          </table:table-cell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office:value-type="string">
            <text:p>Farnell 135799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2])" office:value-type="float" office:value="21">
            <text:p>21</text:p>
          </table:table-cell>
          <table:table-cell/>
        </table:table-row>
      </table:table>
      <table:table table:name="VGAo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GA out</text:p>
          </table:table-cell>
          <table:table-cell table:number-columns-repeated="2"/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office:value-type="string">
            <text:p>Farnell 1467959 </text:p>
          </table:table-cell>
        </table:table-row>
        <table:table-row table:style-name="ro2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office:value-type="string">
            <text:p>Farnell 1660953</text:p>
          </table:table-cell>
        </table:table-row>
        <table:table-row table:style-name="ro2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office:value-type="string">
            <text:p>Farnell 1564252</text:p>
          </table:table-cell>
        </table:table-row>
        <table:table-row table:style-name="ro2">
          <table:table-cell office:value-type="string">
            <text:p>Ferrite bead, 0402 package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3">
            <text:p>3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2">
            <text:p>2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2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2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office:value-type="string">
            <text:p>Farnell 1358036 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4">
            <text:p>4</text:p>
          </table:table-cell>
          <table:table-cell office:value-type="string">
            <text:p>Farnell 1358060 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0])" office:value-type="float" office:value="32">
            <text:p>32</text:p>
          </table:table-cell>
          <table:table-cell/>
        </table:table-row>
      </table:table>
      <table:table table:name="Video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ideo in</text:p>
          </table:table-cell>
          <table:table-cell table:number-columns-repeated="2"/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office:value-type="string">
            <text:p>Digikey CP-1445-ND</text:p>
          </table:table-cell>
        </table:table-row>
        <table:table-row table:style-name="ro2">
          <table:table-cell office:value-type="string">
            <text:p>Ferrite bead, 0402 package</text:p>
          </table:table-cell>
          <table:table-cell office:value-type="float" office:value="6">
            <text:p>6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7">
            <text:p>7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15">
            <text:p>15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8">
            <text:p>8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55">
            <text:p>55</text:p>
          </table:table-cell>
          <table:table-cell/>
        </table:table-row>
      </table:table>
      <table:table table:name="Total" table:style-name="ta1" table:print="false">
        <table:table-column table:style-name="co1" table:default-cell-style-name="ce3"/>
        <table:table-column table:style-name="co2" table:default-cell-style-name="ce3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Total parts, from subtotal</text:p>
          </table:table-cell>
          <table:table-cell table:formula="of:=[Audio.B27]+[Ethernet.B17]+[FPGA.B6]+[FPGAdec.B8]+[Misc.B19]+[MiscControl.B19]+[NORFlash.B9]+[Power.B25]+[SDRAM.B12]+[USB.B14]+[VGAout.B22]+[VideoIn.B19]"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string">
            <text:p>Number of board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>
            <text:p>Part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Expansion</text:p>
          </table:table-cell>
          <table:table-cell table:style-name="ce5" office:value-type="string">
            <text:p>Comm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08/12/2009</text:date>, <text:time>20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0:32:31</meta:creation-date>
    <dc:date>2009-12-08T20:47:23</dc:date>
    <meta:editing-duration>PT28H44M20S</meta:editing-duration>
    <meta:editing-cycles>35</meta:editing-cycles>
    <meta:generator>OpenOffice.org/3.1$Linux OpenOffice.org_project/310m19$Build-9420</meta:generator>
    <meta:document-statistic meta:table-count="13" meta:cell-count="482" meta:object-count="0"/>
  </office:meta>
</office:document-meta>
</file>